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6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1.6681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2.8398in" fo:break-before="auto" style:use-optimal-row-height="true"/>
    </style:style>
    <style:style style:name="ro5" style:family="table-row">
      <style:table-row-properties style:row-height="3.3681in" fo:break-before="auto" style:use-optimal-row-height="true"/>
    </style:style>
    <style:style style:name="ro6" style:family="table-row">
      <style:table-row-properties style:row-height="4.9543in" fo:break-before="auto" style:use-optimal-row-height="true"/>
    </style:style>
    <style:style style:name="ro7" style:family="table-row">
      <style:table-row-properties style:row-height="4.2492in" fo:break-before="auto" style:use-optimal-row-height="true"/>
    </style:style>
    <style:style style:name="ro8" style:family="table-row">
      <style:table-row-properties style:row-height="3.8965in" fo:break-before="auto" style:use-optimal-row-height="true"/>
    </style:style>
    <style:style style:name="ro9" style:family="table-row">
      <style:table-row-properties style:row-height="4.6016in" fo:break-before="auto" style:use-optimal-row-height="true"/>
    </style:style>
    <style:style style:name="ro10" style:family="table-row">
      <style:table-row-properties style:row-height="5.8346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7.7736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.139in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.139in"/>
      <style:text-properties style:font-name="Times New Roman" fo:font-size="18pt" fo:language="en" fo:country="IT" fo:font-weight="bold" style:font-name-asian="Times New Roman1" style:font-size-asian="12pt" style:language-asian="en" style:country-asian="GB" style:font-name-complex="Times New Roman" style:font-size-complex="18pt" style:language-complex="ar" style:country-complex="SA" style:font-weight-complex="bold"/>
    </style:style>
    <style:style style:name="ce5" style:family="table-cell" style:parent-style-name="Default">
      <style:table-cell-properties fo:wrap-option="wrap" style:vertical-align="top"/>
      <style:text-properties style:font-name="Times New Roman" fo:font-size="18pt" fo:language="en" fo:country="IT" fo:font-weight="bold" style:font-name-asian="Times New Roman1" style:font-size-asian="12pt" style:language-asian="en" style:country-asian="GB" style:font-name-complex="Times New Roman" style:font-size-complex="18pt" style:language-complex="ar" style:country-complex="SA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T1" style:family="text">
      <style:text-properties style:font-name="Times New Roman" fo:font-size="12pt" fo:language="en" fo:country="IT" style:language-asian="en" style:country-asian="GB" style:language-complex="ar" style:country-complex="SA" style:font-name-asian="Times New Roman1" style:font-name-complex="Times New Roman" style:font-size-asian="12pt" style:font-size-complex="12pt"/>
    </style:style>
    <style:style style:name="T2" style:family="text">
      <style:text-properties style:font-name="Times New Roman" fo:font-size="12pt" fo:font-weight="bold" fo:language="en" fo:country="IT" style:language-asian="en" style:country-asian="GB" style:language-complex="ar" style:country-complex="SA" style:font-name-asian="Times New Roman1" style:font-name-complex="Times New Roman" style:font-size-asian="12pt" style:font-size-complex="12pt" style:font-weight-complex="bold"/>
    </style:style>
    <style:style style:name="T3" style:family="text">
      <style:text-properties style:use-window-font-color="true" fo:font-weight="bold" style:letter-kerning="false" style:font-weight-complex="bold" style:font-name="Times New Roman" fo:font-size="12pt" fo:language="en" fo:country="IT" style:language-asian="en" style:country-asian="GB" style:language-complex="ar" style:country-complex="SA" style:font-name-asian="Times New Roman1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 table:protected="true">
        <loext:table-protection loext:select-protected-cells="true" loext:select-unprotected-cells="true"/>
        <table:table-column table:style-name="co1" table:number-columns-repeated="2" table:default-cell-style-name="ce6"/>
        <table:table-column table:style-name="co1" table:number-columns-repeated="16382" table:default-cell-style-name="ce7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Configurazione RAG</text:p>
          </table:table-cell>
          <table:table-cell table:style-name="ce1" office:value-type="string" calcext:value-type="string">
            <text:p>Prompt RAG</text:p>
          </table:table-cell>
          <table:table-cell table:style-name="ce1" office:value-type="string" calcext:value-type="string">
            <text:p>Prompt CAG</text:p>
          </table:table-cell>
          <table:table-cell table:style-name="ce8"/>
          <table:table-cell table:number-columns-repeated="16379"/>
        </table:table-row>
        <table:table-row table:style-name="ro2">
          <table:table-cell table:style-name="ce2" table:number-columns-repeated="4"/>
          <table:table-cell table:style-name="ce8"/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8"/>
          <table:table-cell table:number-columns-repeated="16379"/>
        </table:table-row>
        <table:table-row table:style-name="ro1"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 attesa</text:p>
          </table:table-cell>
          <table:table-cell table:style-name="ce1" office:value-type="string" calcext:value-type="string">
            <text:p>Risposta RAG</text:p>
          </table:table-cell>
          <table:table-cell table:style-name="ce1" office:value-type="string" calcext:value-type="string">
            <text:p>Risposta CAG</text:p>
          </table:table-cell>
          <table:table-cell table:style-name="ce8"/>
          <table:table-cell table:number-columns-repeated="16379"/>
        </table:table-row>
        <table:table-row table:style-name="ro4">
          <table:table-cell table:style-name="ce4" office:value-type="string" calcext:value-type="string">
            <text:p>Quali incunaboli sono stati pubblicati a Venezia e in quali anni?</text:p>
          </table:table-cell>
          <table:table-cell table:style-name="ce2" office:value-type="string" calcext:value-type="string">
            <text:p><text:span text:style-name="T1">Nella collezione dell'Accademia Pontaniana sono presenti quattro incunaboli pubblicati a Venezia:</text:span></text:p>
            <text:p><text:span text:style-name="T1">L'incunabolo "Sermones Quadragesimales" di Caracciolo Roberto (4B1), pubblicato a Venezia da Thomaso de Alexandria nel 1485</text:span></text:p>
            <text:p><text:span text:style-name="T1">L'incunabolo "De antiquorum gestis fabulosis libri I-VI" di Diodoro Siculo tradotto da Poggio Bracciolini (4B4, prima parte), pubblicato a Venezia da Giovanni da Cerreto (alias Tacuinum) nel 1496</text:span></text:p>
            <text:p><text:span text:style-name="T1">L'incunabolo "De vitis philosophorum libri I-X" di Diogene Laerzio tradotto da Poggio Bracciolini (4B4, seconda parte), pubblicato a Venezia da Filippo Pinzi per Benedetto Fontana nel 1497</text:span></text:p>
            <text:p><text:span text:style-name="T1">L'incunabolo "Catullo una cum commentariis" commentato da Palladio Fusco (4C1, prima parte), pubblicato a Venezia da Giovanni Tacuino da Tridino nel 1496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5">
          <table:table-cell table:style-name="ce4" office:value-type="string" calcext:value-type="string">
            <text:p>Descrivi le caratteristiche fisiche e lo stato di conservazione dell'incunabolo di Caracciolo Roberto (4B1)</text:p>
          </table:table-cell>
          <table:table-cell table:style-name="ce2" office:value-type="string" calcext:value-type="string">
            <text:p><text:span text:style-name="T1">L'incunabolo di Caracciolo Roberto (4B1) è un volume cartaceo dal titolo "Sermones Quadragesimales" pubblicato a Venezia nel 1485. Ha dimensioni di 335 x 236 mm e comprende 64 carte. Il testo è bicolonnare con 46 linee per colonna in inchiostro nero.</text:span></text:p>
            <text:p><text:span text:style-name="T1">La legatura è novecentesca in pergamena rigida su piatti di cartone, eseguita da Achille Fiore, come attestato dall'etichetta sul contropiatto posteriore: "Legatoria A. FIORE Napoli". Il dorso è liscio con il nome dell'autore e il titolo dell'opera: "CARACCIOLUS – SERMONES QUADRAGESIMALES".</text:span></text:p>
            <text:p><text:span text:style-name="T1">Riguardo allo stato di conservazione, la coperta è stata restaurata. Sono presenti sparsi fori da insetti e, nei casi più evidenti, sono stati effettuati interventi di restauro con carta giapponese. Alla carta 42v è presente uno strappo nella parte inferiore della colonna sinistra.</text:span></text:p>
            <text:p><text:span text:style-name="T1">La decorazione presenta spazi capitali vuoti senza lettere guida; alcune iniziali in inchiostro nero, di mediocre fattura, sono state aggiunte successivamente.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6">
          <table:table-cell table:style-name="ce4" office:value-type="string" calcext:value-type="string">
            <text:p>Confronta le legature e le decorazioni degli incunaboli 4B3 e 4C2</text:p>
          </table:table-cell>
          <table:table-cell table:style-name="ce2" office:value-type="string" calcext:value-type="string">
            <text:p><text:span text:style-name="T2">Legature:</text:span></text:p>
            <text:p><text:span text:style-name="T1">L'incunabolo 4B3 (Achillini Alessandro, "De orbibus libri Quattuor") ha una legatura in carta rigida su piatti di cartone. Il dorso è liscio con indicazione dell'autore, del titolo, del luogo e dell'anno di pubblicazione: "ACHILLINI – DE ORBIBUS – BONONIE – 1498".</text:span></text:p>
            <text:p><text:span text:style-name="T1">L'incunabolo 4C2 (Eusebio di Cesarea, "Historia ecclesiastica") ha una legatura novecentesca in pergamena rigida su piatti di cartone, eseguita da Achille Fiore, come attestato dall'etichetta sul contropiatto posteriore: "Legatoria A. FIORE Napoli". Il dorso è liscio con nome dell'autore e titolo dell'opera: "C. EUSEBIUS – HISTORIA ECCLESIASTICA".</text:span></text:p>
            <text:p><text:span text:style-name="T2">Decorazioni:</text:span></text:p>
            <text:p><text:span text:style-name="T1">Nell'incunabolo 4B3, le decorazioni consistono in spazi capitali vuoti senza lettere guida; alcune iniziali in inchiostro nero, di mediocre fattura, sono state aggiunte successivamente.</text:span></text:p>
            <text:p><text:span text:style-name="T1">Similmente, nell'incunabolo 4C2, le decorazioni presentano spazi capitali vuoti senza lettere guida.</text:span></text:p>
            <text:p><text:span text:style-name="T2">Stato di conservazione:</text:span></text:p>
            <text:p><text:span text:style-name="T1">L'incunabolo 4B3 ha la coperta danneggiata, fori da insetti sparsi, legatura superiore molto fragile nelle prime pagine, e carte di guardia anteriore e posteriore deteriorate lungo il bordo inferiore. Alla carta 51v è presente uno strappo nell'angolo inferiore a destra.</text:span></text:p>
            <text:p><text:span text:style-name="T1">L'incunabolo 4C2 ha la coperta restaurata, sparsi fori da insetti e, nei casi più evidenti, sono stati effettuati interventi di restauro con carta giapponese, come alla carta 169v.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7">
          <table:table-cell table:style-name="ce4" office:value-type="string" calcext:value-type="string">
            <text:p>Quali autori classici vengono citati più frequentemente nelle opere della collezione e in quale contesto?</text:p>
          </table:table-cell>
          <table:table-cell table:style-name="ce2" office:value-type="string" calcext:value-type="string">
            <text:p><text:span text:style-name="T1">Basandomi sui dati disponibili nel JSON, l'opera che fornisce informazioni più dettagliate sulle citazioni è "De orbibus libri Quattuor" di Achillini Alessandro (4B3). In quest'opera:</text:span></text:p>
            <text:p><text:span text:style-name="T1">Averroè è l'autore più citato, con 101 menzioni solo nel "Dubium primum - Liber primus", e numerose altre nei dubbi successivi (totale di oltre 314 citazioni nell'intera opera)</text:span></text:p>
            <text:p><text:span text:style-name="T1">Aristotele è il secondo autore più citato, con 61 menzioni nel "Dubium primum - Liber primus" e molte altre nei capitoli successivi (oltre 226 citazioni totali)</text:span></text:p>
            <text:p><text:span text:style-name="T1">Altri autori citati meno frequentemente includono: Avicenna, Alessandro di Afrodisia, Alberto Magno, Tolomeo, Platone e Anassagora</text:span></text:p>
            <text:p><text:span text:style-name="T1">In altri incunaboli, dalle descrizioni interne dell'opera di Caracciolo Roberto (4B1), emergono numerose citazioni di figure religiose e autori classici, tra cui: Sant'Agostino, San Paolo, San Tommaso d'Aquino, Davide re, Salomone, Isaia profeta, Geremia profeta, Giovanni evangelista.</text:span></text:p>
            <text:p><text:span text:style-name="T1">Nell'opera di Diogene Laerzio tradotta da Poggio Bracciolini (4B4, seconda parte), vengono citate numerose figure filosofiche antiche come: Pitagora, Platone, Aristotele, Epicuro, Zenone, Socrate, Democrito.</text:span></text:p>
            <text:p><text:span text:style-name="T1">Il contesto delle citazioni è principalmente legato a discussioni filosofiche, astronomiche e teologiche, essendo queste opere per lo più di carattere filosofico-scientifico o religioso.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8">
          <table:table-cell table:style-name="ce4" office:value-type="string" calcext:value-type="string">
            <text:p>Quali stampatori veneziani hanno collaborato con più autori presenti nella collezione e quali caratteristiche hanno in comune le loro pubblicazioni?</text:p>
          </table:table-cell>
          <table:table-cell table:style-name="ce2" office:value-type="string" calcext:value-type="string">
            <text:p><text:span text:style-name="T1">Tra gli stampatori veneziani menzionati nella collezione, Giovanni da Cerreto (o Giovanni Tacuino da Tridino) appare più volte:</text:span></text:p>
            <text:p><text:span text:style-name="T1">Ha stampato "De antiquorum gestis fabulosis libri I-VI" di Diodoro Siculo tradotto da Poggio Bracciolini nel 1496</text:span></text:p>
            <text:p><text:span text:style-name="T1">Ha anche stampato "Catullo una cum commentariis" commentato da Palladio Fusco nel 1496</text:span></text:p>
            <text:p><text:span text:style-name="T1">Altri stampatori veneziani presenti nella collezione sono:</text:span></text:p>
            <text:p><text:span text:style-name="T1">Thomaso de Alexandria, che ha stampato l'opera di Caracciolo Roberto nel 1485</text:span></text:p>
            <text:p><text:span text:style-name="T1">Filippo Pinzi (per Benedetto Fontana), che ha stampato l'opera di Diogene Laerzio tradotta da Poggio Bracciolini nel 1497</text:span></text:p>
            <text:p><text:span text:style-name="T1">Caratteristiche comuni delle pubblicazioni di Giovanni da Cerreto:</text:span></text:p>
            <text:p><text:span text:style-name="T1">Entrambe sono state stampate nello stesso anno (1496)</text:span></text:p>
            <text:p><text:span text:style-name="T1">Entrambe le opere presentano una marca tipografica: doppio cerchio sormontato da una doppia croce con le iniziali Z e T</text:span></text:p>
            <text:p><text:span text:style-name="T1">Entrambe sono edizioni di testi classici o commenti a questi</text:span></text:p>
            <text:p><text:span text:style-name="T1">I formati sono simili, tra i 310 x 225 mm dell'opera di Poggio Bracciolini e i 275 x 205 mm dell'opera di Palladio Fusco</text:span></text:p>
            <text:p><text:span text:style-name="T1">Entrambe le edizioni menzionano nei dettagli il doge veneziano Agostino Barbarigo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9">
          <table:table-cell table:style-name="ce5" office:value-type="string" calcext:value-type="string">
            <text:p>Quali filosofi vengono citati nel Liber tertius dell'opera di Achillini Alessandro e quante volte viene menzionato Averroè nell'intero testo?</text:p>
          </table:table-cell>
          <table:table-cell office:value-type="string" calcext:value-type="string">
            <text:p><text:span text:style-name="T1">Nel Liber tertius dell'opera "De orbibus libri Quattuor" di Achillini Alessandro (4B3), vengono citati i seguenti filosofi:</text:span></text:p>
            <text:p><text:span text:style-name="T1">Averroè (46 menzioni nel Dubium primum, 32 nel Dubium secundum, 4 nel Dubium tertium, 11 nel Dubium quartum)</text:span></text:p>
            <text:p><text:span text:style-name="T1">Aristotele (17 menzioni nel Dubium primum, 17 nel Dubium secundum, 19 nel Dubium tertium, 14 nel Dubium quartum)</text:span></text:p>
            <text:p><text:span text:style-name="T1">Avicenna (3 menzioni nel Dubium primum)</text:span></text:p>
            <text:p><text:span text:style-name="T1">Platone (3 menzioni nel Dubium primum, 1 nel Dubium secundum)</text:span></text:p>
            <text:p><text:span text:style-name="T1">Anassagora (2 menzioni nel Dubium secundum)</text:span></text:p>
            <text:p><text:span text:style-name="T1">In totale, nell'intero testo dell'opera di Achillini Alessandro, Averroè viene menzionato circa 314 volte:</text:span></text:p>
            <text:p><text:span text:style-name="T1">101 menzioni nel Liber primus, Dubium primum</text:span></text:p>
            <text:p><text:span text:style-name="T1">30 menzioni nel Liber primus, Dubium secundum</text:span></text:p>
            <text:p><text:span text:style-name="T1">118 menzioni nel Liber primus, Dubium tertium</text:span></text:p>
            <text:p><text:span text:style-name="T1">32 menzioni nel Liber secundus, Dubium primum</text:span></text:p>
            <text:p><text:span text:style-name="T1">62 menzioni nel Liber secundus, Dubium secundum</text:span></text:p>
            <text:p><text:span text:style-name="T1">46 menzioni nel Liber tertius, Dubium primum</text:span></text:p>
            <text:p><text:span text:style-name="T1">32 menzioni nel Liber tertius, Dubium secundum</text:span></text:p>
            <text:p><text:span text:style-name="T1">4 menzioni nel Liber tertius, Dubium tertium</text:span></text:p>
            <text:p><text:span text:style-name="T1">11 menzioni nel Liber tertius, Dubium quartum</text:span></text:p>
            <text:p><text:span text:style-name="T1">6 menzioni nel Liber quartus, Dubium primum</text:span></text:p>
            <text:p><text:span text:style-name="T1">4 menzioni nel Liber quartus, Dubium secundum</text:span></text:p>
            <text:p><text:span text:style-name="T1">30 menzioni nel Liber quartus, Dubium tertium</text:span></text:p>
            <text:p><text:span text:style-name="T1">9 menzioni nel Liber quartus, Dubium quartum</text:span></text:p>
            <text:p><text:span text:style-name="T1">21 menzioni nel Liber quartus, Dubium quintum</text:span></text:p>
          </table:table-cell>
          <table:table-cell table:number-columns-repeated="16382"/>
        </table:table-row>
        <table:table-row table:style-name="ro6">
          <table:table-cell table:style-name="ce5" office:value-type="string" calcext:value-type="string">
            <text:p>Come si riflette l'influenza di Platone nelle opere della collezione Pontaniana?</text:p>
          </table:table-cell>
          <table:table-cell office:value-type="string" calcext:value-type="string">
            <text:p><text:span text:style-name="T1">L'influenza di Platone si riflette in diverse opere della collezione Pontaniana:</text:span></text:p>
            <text:p><text:span text:style-name="T1">La collezione include due opere specificamente dedicate ai dialoghi platonici:</text:span></text:p>
            <text:p><text:span text:style-name="T1">"In Platonis Dialogum, qui Phaedo, seu de animorum immortalitate" di Pompeo Garigliano (4C1, seconda parte)</text:span></text:p>
            <text:p><text:span text:style-name="T1">"In Platonis Epinomidem seu philosophum" di Pompeo Garigliano (4C1, terza parte)</text:span></text:p>
            <text:p><text:span text:style-name="T1">Nel "De orbibus libri Quattuor" di Achillini Alessandro (4B3), Platone viene citato diverse volte:</text:span></text:p>
            <text:p><text:span text:style-name="T1">6 menzioni nel Liber secundus, Dubium secundum</text:span></text:p>
            <text:p><text:span text:style-name="T1">3 menzioni nel Liber tertius, Dubium primum</text:span></text:p>
            <text:p><text:span text:style-name="T1">1 menzione nel Liber tertius, Dubium secundum</text:span></text:p>
            <text:p><text:span text:style-name="T1">3 menzioni nel Liber quartus, Dubium terzo Queste citazioni appaiono in contesti di discussioni filosofiche e cosmologiche.</text:span></text:p>
            <text:p><text:span text:style-name="T1">Nell'opera "De vitis philosophorum" di Diogene Laerzio tradotta da Poggio Bracciolini (4B4, seconda parte), Platone è una figura centrale. Il Liber tertius è interamente dedicato a Platone: "Plato aristone patre et matre perictiona" e diverse altre sezioni dell'opera contengono riferimenti a lui.</text:span></text:p>
            <text:p><text:span text:style-name="T1">I temi platonici trattati nella collezione riguardano principalmente:</text:span></text:p>
            <text:p><text:span text:style-name="T1">L'immortalità dell'anima (nel "Phaedo")</text:span></text:p>
            <text:p><text:span text:style-name="T1">La saggezza e la vita filosofica (nel "Epinomis")</text:span></text:p>
            <text:p><text:span text:style-name="T1">Questioni cosmologiche e la natura degli orbi celesti (nelle discussioni di Achillini)</text:span></text:p>
            <text:p><text:span text:style-name="T1">La biografia e il pensiero di Platone (nell'opera di Diogene Laerzio)</text:span></text:p>
          </table:table-cell>
          <table:table-cell table:number-columns-repeated="16382"/>
        </table:table-row>
        <table:table-row table:style-name="ro10">
          <table:table-cell table:style-name="ce5" office:value-type="string" calcext:value-type="string">
            <text:p>Quali marche tipografiche sono presenti negli incunaboli della collezione e cosa rappresentano?</text:p>
          </table:table-cell>
          <table:table-cell office:value-type="string" calcext:value-type="string">
            <text:p><text:span text:style-name="T1">Nella collezione di incunaboli dell'Accademia Pontaniana sono presenti diverse marche tipografiche:</text:span></text:p>
            <text:p><text:span text:style-name="T1">Nell'incunabolo di Caracciolo Roberto (4B1), al verso della carta 64:</text:span></text:p>
            <text:p><text:span text:style-name="T1">Una marca tipografica con croce latina con traversa orizzontale biforcuta e traversa verticale terminante a forma di Y rovesciata su cerchio quadripartito con iniziali T e A sormontate da accento circonflesso, riferibile allo stampatore Thomaso de Alexandria.</text:span></text:p>
            <text:p><text:span text:style-name="T1">Nell'incunabolo di Achillini Alessandro (4B3), sul verso della carta [52]:</text:span></text:p>
            <text:p><text:span text:style-name="T1">Una marca tipografica rappresentante una croce di Lorena su cerchio con triangolo inscritto con iniziale B, riferibile allo stampatore Benedicti Hectoris (Benedetto Faelli) di Bologna.</text:span></text:p>
            <text:p><text:span text:style-name="T1">Nell'incunabolo di Diodoro Siculo tradotto da Poggio Bracciolini (4B4, prima parte), sul recto della carta [2]:</text:span></text:p>
            <text:p><text:span text:style-name="T1">Una marca tipografica raffigurante un doppio cerchio sormontato da una doppia croce con le iniziali Z e T, riferibile a Giovanni da Cerreto detto Tacuino.</text:span></text:p>
            <text:p><text:span text:style-name="T1">Nell'incunabolo di Diogene Laerzio tradotto da Poggio Bracciolini (4B4, seconda parte), sul recto della carta [2]:</text:span></text:p>
            <text:p><text:span text:style-name="T1">Una marca tipografica che rappresenta una fontana che scorre da albero con tre rami; in basso è presente un busto maschile, e in alto le iniziali B e F, riferibili a Benedetto Fontana.</text:span></text:p>
            <text:p><text:span text:style-name="T1">Nell'incunabolo di Palladio Fusco (4C1, prima parte), sul recto della carta 36:</text:span></text:p>
            <text:p><text:span text:style-name="T1">Una marca tipografica con doppio cerchio sormontato da una doppia croce con le iniziali Z e T, identica a quella dell'opera di Diodoro Siculo, confermando lo stesso stampatore Giovanni Tacuino da Tridino.</text:span></text:p>
            <text:p><text:span text:style-name="T1">Queste marche tipografiche rappresentano il "marchio di fabbrica" degli stampatori e servivano a identificare l'origine delle pubblicazioni, come una sorta di garanzia di qualità e autenticità.</text:span></text:p>
          </table:table-cell>
          <table:table-cell table:number-columns-repeated="16382"/>
        </table:table-row>
        <table:table-row table:style-name="ro11">
          <table:table-cell table:style-name="ce5" office:value-type="string" calcext:value-type="string">
            <text:p>Chi è Tommaso di Alessandria e qual è il suo ruolo nelle opere della collezione?</text:p>
          </table:table-cell>
          <table:table-cell office:value-type="string" calcext:value-type="string">
            <text:p><text:span text:style-name="T1">Tommaso di Alessandria (citato anche come "Thomaso de Alexandria") appare nella collezione come lo stampatore veneziano che ha pubblicato l'incunabolo "Sermones Quadragesimales" di Caracciolo Roberto (4B1) nel 1485.</text:span></text:p>
            <text:p><text:span text:style-name="T1">Nei dettagli dell'incunabolo 4B1 si legge: "L'incunabolo Sermones Quadragesimales di CARACCIOLO ROBERTO é stato pubblicato in Venezia ad opera di Thomaso de Alexandria nel 1485."</text:span></text:p>
            <text:p><text:span text:style-name="T1">Inoltre, nella descrizione della marca tipografica presente al verso della carta 64, si menziona: "Croce latina con traversa orizzontale biforcuta e traversa verticale terminante a forma di Y rovesciata su cerchio quadripartito con iniziali T e A sormontate da accento circonflesso." Le iniziali T e A corrispondono presumibilmente a Tommaso de Alexandria.</text:span></text:p>
            <text:p><text:span text:style-name="T1">Nella sezione "NamesLinkedToHistory" dell'incunabolo 4B1, Tommaso di Alessandria viene menzionato esplicitamente come "stampatore veneziano", insieme al re Ferdinando I, dedicatario dell'opera, e Giovanni Mocenigo, Doge della Repubblica di Venezia.</text:span></text:p>
            <text:p><text:span text:style-name="T1">Non ci sono altre informazioni disponibili su Tommaso di Alessandria nel dataset, né appare in altri incunaboli della collezione. Il suo ruolo è quindi unicamente quello di stampatore dell'opera di Caracciolo Roberto.</text:span>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Riassumi i principali temi religiosi trattati nella collezione, citando specifici esempi dai testi</text:p>
          </table:table-cell>
          <table:table-cell office:value-type="string" calcext:value-type="string">
            <text:p><text:span text:style-name="T1">I temi religiosi sono prominenti in diversi incunaboli della collezione Pontaniana, particolarmente in queste opere:</text:span></text:p>
            <text:p><text:span text:style-name="T3">Sermones Quadragesimales</text:span><text:span text:style-name="T1"> di Caracciolo Roberto (4B1): Questa è l'opera con il contenuto religioso più dettagliato nella collezione. Si tratta di una raccolta di sermoni quaresimali che affrontano vari temi teologici:</text:span></text:p>
            <text:p><text:span text:style-name="T1">Penitenza e digiuno: "Cum Ieiunatis nolite fieri sicut hypocrite tristes" (Feria quarta)</text:span></text:p>
            <text:p><text:span text:style-name="T1">Preghiera e guarigione: "Domine puer meus iacét in domo paraliticus" (Feria quinta)</text:span></text:p>
            <text:p><text:span text:style-name="T1">Carità e elemosina: "Cum facis elemosyna nesciat sinistra tua quod faciat destra tua" (Feria sexta)</text:span></text:p>
            <text:p><text:span text:style-name="T1">Tentazione e resistenza al peccato: "Ductus est iesus in desertum a spiritu ut tentaret a diabolo" (Dominica prima)</text:span></text:p>
            <text:p><text:span text:style-name="T1">Il giudizio finale: "Venite benedicti patris mei percipite paratum vobis regnum ab origine mundi" (Feria secunda)</text:span></text:p>
            <text:p><text:span text:style-name="T1">La passione di Cristo: descritta in dettaglio nella "Feria sexta in passione" (cc. 53v-60v)</text:span></text:p>
            <text:p><text:span text:style-name="T1">La resurrezione: "Iesum quem queritis crucifixum surrexit non est hic" (Nel giorno de la pascha)</text:span></text:p>
            <text:p><text:span text:style-name="T3">Historia Ecclesiastica</text:span><text:span text:style-name="T1"> di Eusebio di Cesarea (4C2): Questa è un'importante opera storiografica cristiana che narra la storia della Chiesa dalle origini fino al IV secolo. Include:</text:span></text:p>
            <text:p><text:span text:style-name="T1">La successione apostolica: "Successiones sanctorum apostolorum et tempora qua salvatore nostro usque ad nos decursa sint" (Liber primus)</text:span></text:p>
            <text:p><text:span text:style-name="T1">Le persecuzioni contro i cristiani: "At cum Severus quoque persecutions agitaret ecclesiis preclara a militibus Cristi" (Liber sextus)</text:span></text:p>
            <text:p><text:span text:style-name="T1">La conversione di Costantino e la fine delle persecuzioni: menzionata nel prologo: "Nostri vero duo libelli a temporibus costantini post persecutionem"</text:span></text:p>
            <text:p><text:span text:style-name="T3">Altri temi religiosi nella collezione</text:span><text:span text:style-name="T1">:</text:span></text:p>
            <text:p><text:span text:style-name="T1">Filosofia e teologia: Nell'opera di Achillini Alessandro (4B3) vengono discusse questioni teologico-filosofiche, con citazioni di autorità come Sant'Agostino, San Tommaso e Alberto Magno</text:span></text:p>
            <text:p><text:span text:style-name="T1">L'immortalità dell'anima: Tema centrale nel commento di Pompeo Garigliano al "Phaedo" di Platone (4C1, seconda parte): "In Platonis Phaedonem vel de immortalitate animorum"</text:span></text:p>
            <text:p><text:span text:style-name="T1">I temi religiosi nella collezione riflettono le principali preoccupazioni teologiche del periodo: la vita cristiana virtuosa, il rapporto tra fede e filosofia classica, la storia della Chiesa, e questioni fondamentali come l'immortalità dell'anima e il giudizio finale.</text:span></text:p>
          </table:table-cell>
          <table:table-cell table:number-columns-repeated="16382"/>
        </table:table-row>
        <table:table-row table:style-name="ro13" table:number-rows-repeated="1048561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Mistral-7B-Instruct-v0.2-GPTQ" table:style-name="ta1">
        <table:table-column table:style-name="co1" table:number-columns-repeated="2" table:default-cell-style-name="ce6"/>
        <table:table-column table:style-name="co1" table:number-columns-repeated="16382" table:default-cell-style-name="ce7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Configurazione RAG</text:p>
          </table:table-cell>
          <table:table-cell table:style-name="ce1" office:value-type="string" calcext:value-type="string">
            <text:p>Prompt RAG</text:p>
          </table:table-cell>
          <table:table-cell table:style-name="ce1" office:value-type="string" calcext:value-type="string">
            <text:p>Prompt CAG</text:p>
          </table:table-cell>
          <table:table-cell table:style-name="ce8"/>
          <table:table-cell table:number-columns-repeated="16379"/>
        </table:table-row>
        <table:table-row table:style-name="ro2">
          <table:table-cell table:style-name="ce2" office:value-type="string" calcext:value-type="string">
            <text:p>Model: Mistral-7B-Instruct-v0.2-GPTQ</text:p>
            <text:p>Tokenizer: mistralai/Mistral-7B-Instruct-v0.2</text:p>
          </table:table-cell>
          <table:table-cell table:style-name="ce2" table:number-columns-repeated="3"/>
          <table:table-cell table:style-name="ce8"/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8"/>
          <table:table-cell table:number-columns-repeated="16379"/>
        </table:table-row>
        <table:table-row table:style-name="ro1"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 attesa</text:p>
          </table:table-cell>
          <table:table-cell table:style-name="ce1" office:value-type="string" calcext:value-type="string">
            <text:p>Risposta RAG</text:p>
          </table:table-cell>
          <table:table-cell table:style-name="ce1" office:value-type="string" calcext:value-type="string">
            <text:p>Risposta CAG</text:p>
          </table:table-cell>
          <table:table-cell table:style-name="ce8"/>
          <table:table-cell table:number-columns-repeated="16379"/>
        </table:table-row>
        <table:table-row table:style-name="ro4">
          <table:table-cell table:style-name="ce4" office:value-type="string" calcext:value-type="string">
            <text:p>Quali incunaboli sono stati pubblicati a Venezia e in quali anni?</text:p>
          </table:table-cell>
          <table:table-cell table:style-name="ce2" office:value-type="string" calcext:value-type="string">
            <text:p><text:span text:style-name="T1">Nella collezione dell'Accademia Pontaniana sono presenti quattro incunaboli pubblicati a Venezia:</text:span></text:p>
            <text:p><text:span text:style-name="T1">L'incunabolo "Sermones Quadragesimales" di Caracciolo Roberto (4B1), pubblicato a Venezia da Thomaso de Alexandria nel 1485</text:span></text:p>
            <text:p><text:span text:style-name="T1">L'incunabolo "De antiquorum gestis fabulosis libri I-VI" di Diodoro Siculo tradotto da Poggio Bracciolini (4B4, prima parte), pubblicato a Venezia da Giovanni da Cerreto (alias Tacuinum) nel 1496</text:span></text:p>
            <text:p><text:span text:style-name="T1">L'incunabolo "De vitis philosophorum libri I-X" di Diogene Laerzio tradotto da Poggio Bracciolini (4B4, seconda parte), pubblicato a Venezia da Filippo Pinzi per Benedetto Fontana nel 1497</text:span></text:p>
            <text:p><text:span text:style-name="T1">L'incunabolo "Catullo una cum commentariis" commentato da Palladio Fusco (4C1, prima parte), pubblicato a Venezia da Giovanni Tacuino da Tridino nel 1496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5">
          <table:table-cell table:style-name="ce4" office:value-type="string" calcext:value-type="string">
            <text:p>Descrivi le caratteristiche fisiche e lo stato di conservazione dell'incunabolo di Caracciolo Roberto (4B1)</text:p>
          </table:table-cell>
          <table:table-cell table:style-name="ce2" office:value-type="string" calcext:value-type="string">
            <text:p><text:span text:style-name="T1">L'incunabolo di Caracciolo Roberto (4B1) è un volume cartaceo dal titolo "Sermones Quadragesimales" pubblicato a Venezia nel 1485. Ha dimensioni di 335 x 236 mm e comprende 64 carte. Il testo è bicolonnare con 46 linee per colonna in inchiostro nero.</text:span></text:p>
            <text:p><text:span text:style-name="T1">La legatura è novecentesca in pergamena rigida su piatti di cartone, eseguita da Achille Fiore, come attestato dall'etichetta sul contropiatto posteriore: "Legatoria A. FIORE Napoli". Il dorso è liscio con il nome dell'autore e il titolo dell'opera: "CARACCIOLUS – SERMONES QUADRAGESIMALES".</text:span></text:p>
            <text:p><text:span text:style-name="T1">Riguardo allo stato di conservazione, la coperta è stata restaurata. Sono presenti sparsi fori da insetti e, nei casi più evidenti, sono stati effettuati interventi di restauro con carta giapponese. Alla carta 42v è presente uno strappo nella parte inferiore della colonna sinistra.</text:span></text:p>
            <text:p><text:span text:style-name="T1">La decorazione presenta spazi capitali vuoti senza lettere guida; alcune iniziali in inchiostro nero, di mediocre fattura, sono state aggiunte successivamente.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6">
          <table:table-cell table:style-name="ce4" office:value-type="string" calcext:value-type="string">
            <text:p>Confronta le legature e le decorazioni degli incunaboli 4B3 e 4C2</text:p>
          </table:table-cell>
          <table:table-cell table:style-name="ce2" office:value-type="string" calcext:value-type="string">
            <text:p><text:span text:style-name="T2">Legature:</text:span></text:p>
            <text:p><text:span text:style-name="T1">L'incunabolo 4B3 (Achillini Alessandro, "De orbibus libri Quattuor") ha una legatura in carta rigida su piatti di cartone. Il dorso è liscio con indicazione dell'autore, del titolo, del luogo e dell'anno di pubblicazione: "ACHILLINI – DE ORBIBUS – BONONIE – 1498".</text:span></text:p>
            <text:p><text:span text:style-name="T1">L'incunabolo 4C2 (Eusebio di Cesarea, "Historia ecclesiastica") ha una legatura novecentesca in pergamena rigida su piatti di cartone, eseguita da Achille Fiore, come attestato dall'etichetta sul contropiatto posteriore: "Legatoria A. FIORE Napoli". Il dorso è liscio con nome dell'autore e titolo dell'opera: "C. EUSEBIUS – HISTORIA ECCLESIASTICA".</text:span></text:p>
            <text:p><text:span text:style-name="T2">Decorazioni:</text:span></text:p>
            <text:p><text:span text:style-name="T1">Nell'incunabolo 4B3, le decorazioni consistono in spazi capitali vuoti senza lettere guida; alcune iniziali in inchiostro nero, di mediocre fattura, sono state aggiunte successivamente.</text:span></text:p>
            <text:p><text:span text:style-name="T1">Similmente, nell'incunabolo 4C2, le decorazioni presentano spazi capitali vuoti senza lettere guida.</text:span></text:p>
            <text:p><text:span text:style-name="T2">Stato di conservazione:</text:span></text:p>
            <text:p><text:span text:style-name="T1">L'incunabolo 4B3 ha la coperta danneggiata, fori da insetti sparsi, legatura superiore molto fragile nelle prime pagine, e carte di guardia anteriore e posteriore deteriorate lungo il bordo inferiore. Alla carta 51v è presente uno strappo nell'angolo inferiore a destra.</text:span></text:p>
            <text:p><text:span text:style-name="T1">L'incunabolo 4C2 ha la coperta restaurata, sparsi fori da insetti e, nei casi più evidenti, sono stati effettuati interventi di restauro con carta giapponese, come alla carta 169v.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7">
          <table:table-cell table:style-name="ce4" office:value-type="string" calcext:value-type="string">
            <text:p>Quali autori classici vengono citati più frequentemente nelle opere della collezione e in quale contesto?</text:p>
          </table:table-cell>
          <table:table-cell table:style-name="ce2" office:value-type="string" calcext:value-type="string">
            <text:p><text:span text:style-name="T1">Basandomi sui dati disponibili nel JSON, l'opera che fornisce informazioni più dettagliate sulle citazioni è "De orbibus libri Quattuor" di Achillini Alessandro (4B3). In quest'opera:</text:span></text:p>
            <text:p><text:span text:style-name="T1">Averroè è l'autore più citato, con 101 menzioni solo nel "Dubium primum - Liber primus", e numerose altre nei dubbi successivi (totale di oltre 314 citazioni nell'intera opera)</text:span></text:p>
            <text:p><text:span text:style-name="T1">Aristotele è il secondo autore più citato, con 61 menzioni nel "Dubium primum - Liber primus" e molte altre nei capitoli successivi (oltre 226 citazioni totali)</text:span></text:p>
            <text:p><text:span text:style-name="T1">Altri autori citati meno frequentemente includono: Avicenna, Alessandro di Afrodisia, Alberto Magno, Tolomeo, Platone e Anassagora</text:span></text:p>
            <text:p><text:span text:style-name="T1">In altri incunaboli, dalle descrizioni interne dell'opera di Caracciolo Roberto (4B1), emergono numerose citazioni di figure religiose e autori classici, tra cui: Sant'Agostino, San Paolo, San Tommaso d'Aquino, Davide re, Salomone, Isaia profeta, Geremia profeta, Giovanni evangelista.</text:span></text:p>
            <text:p><text:span text:style-name="T1">Nell'opera di Diogene Laerzio tradotta da Poggio Bracciolini (4B4, seconda parte), vengono citate numerose figure filosofiche antiche come: Pitagora, Platone, Aristotele, Epicuro, Zenone, Socrate, Democrito.</text:span></text:p>
            <text:p><text:span text:style-name="T1">Il contesto delle citazioni è principalmente legato a discussioni filosofiche, astronomiche e teologiche, essendo queste opere per lo più di carattere filosofico-scientifico o religioso.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8">
          <table:table-cell table:style-name="ce4" office:value-type="string" calcext:value-type="string">
            <text:p>Quali stampatori veneziani hanno collaborato con più autori presenti nella collezione e quali caratteristiche hanno in comune le loro pubblicazioni?</text:p>
          </table:table-cell>
          <table:table-cell table:style-name="ce2" office:value-type="string" calcext:value-type="string">
            <text:p><text:span text:style-name="T1">Tra gli stampatori veneziani menzionati nella collezione, Giovanni da Cerreto (o Giovanni Tacuino da Tridino) appare più volte:</text:span></text:p>
            <text:p><text:span text:style-name="T1">Ha stampato "De antiquorum gestis fabulosis libri I-VI" di Diodoro Siculo tradotto da Poggio Bracciolini nel 1496</text:span></text:p>
            <text:p><text:span text:style-name="T1">Ha anche stampato "Catullo una cum commentariis" commentato da Palladio Fusco nel 1496</text:span></text:p>
            <text:p><text:span text:style-name="T1">Altri stampatori veneziani presenti nella collezione sono:</text:span></text:p>
            <text:p><text:span text:style-name="T1">Thomaso de Alexandria, che ha stampato l'opera di Caracciolo Roberto nel 1485</text:span></text:p>
            <text:p><text:span text:style-name="T1">Filippo Pinzi (per Benedetto Fontana), che ha stampato l'opera di Diogene Laerzio tradotta da Poggio Bracciolini nel 1497</text:span></text:p>
            <text:p><text:span text:style-name="T1">Caratteristiche comuni delle pubblicazioni di Giovanni da Cerreto:</text:span></text:p>
            <text:p><text:span text:style-name="T1">Entrambe sono state stampate nello stesso anno (1496)</text:span></text:p>
            <text:p><text:span text:style-name="T1">Entrambe le opere presentano una marca tipografica: doppio cerchio sormontato da una doppia croce con le iniziali Z e T</text:span></text:p>
            <text:p><text:span text:style-name="T1">Entrambe sono edizioni di testi classici o commenti a questi</text:span></text:p>
            <text:p><text:span text:style-name="T1">I formati sono simili, tra i 310 x 225 mm dell'opera di Poggio Bracciolini e i 275 x 205 mm dell'opera di Palladio Fusco</text:span></text:p>
            <text:p><text:span text:style-name="T1">Entrambe le edizioni menzionano nei dettagli il doge veneziano Agostino Barbarigo</text:span></text:p>
          </table:table-cell>
          <table:table-cell table:style-name="ce2" table:number-columns-repeated="2"/>
          <table:table-cell table:style-name="ce8"/>
          <table:table-cell table:number-columns-repeated="16379"/>
        </table:table-row>
        <table:table-row table:style-name="ro9">
          <table:table-cell table:style-name="ce5" office:value-type="string" calcext:value-type="string">
            <text:p>Quali filosofi vengono citati nel Liber tertius dell'opera di Achillini Alessandro e quante volte viene menzionato Averroè nell'intero testo?</text:p>
          </table:table-cell>
          <table:table-cell office:value-type="string" calcext:value-type="string">
            <text:p><text:span text:style-name="T1">Nel Liber tertius dell'opera "De orbibus libri Quattuor" di Achillini Alessandro (4B3), vengono citati i seguenti filosofi:</text:span></text:p>
            <text:p><text:span text:style-name="T1">Averroè (46 menzioni nel Dubium primum, 32 nel Dubium secundum, 4 nel Dubium tertium, 11 nel Dubium quartum)</text:span></text:p>
            <text:p><text:span text:style-name="T1">Aristotele (17 menzioni nel Dubium primum, 17 nel Dubium secundum, 19 nel Dubium tertium, 14 nel Dubium quartum)</text:span></text:p>
            <text:p><text:span text:style-name="T1">Avicenna (3 menzioni nel Dubium primum)</text:span></text:p>
            <text:p><text:span text:style-name="T1">Platone (3 menzioni nel Dubium primum, 1 nel Dubium secundum)</text:span></text:p>
            <text:p><text:span text:style-name="T1">Anassagora (2 menzioni nel Dubium secundum)</text:span></text:p>
            <text:p><text:span text:style-name="T1">In totale, nell'intero testo dell'opera di Achillini Alessandro, Averroè viene menzionato circa 314 volte:</text:span></text:p>
            <text:p><text:span text:style-name="T1">101 menzioni nel Liber primus, Dubium primum</text:span></text:p>
            <text:p><text:span text:style-name="T1">30 menzioni nel Liber primus, Dubium secundum</text:span></text:p>
            <text:p><text:span text:style-name="T1">118 menzioni nel Liber primus, Dubium tertium</text:span></text:p>
            <text:p><text:span text:style-name="T1">32 menzioni nel Liber secundus, Dubium primum</text:span></text:p>
            <text:p><text:span text:style-name="T1">62 menzioni nel Liber secundus, Dubium secundum</text:span></text:p>
            <text:p><text:span text:style-name="T1">46 menzioni nel Liber tertius, Dubium primum</text:span></text:p>
            <text:p><text:span text:style-name="T1">32 menzioni nel Liber tertius, Dubium secundum</text:span></text:p>
            <text:p><text:span text:style-name="T1">4 menzioni nel Liber tertius, Dubium tertium</text:span></text:p>
            <text:p><text:span text:style-name="T1">11 menzioni nel Liber tertius, Dubium quartum</text:span></text:p>
            <text:p><text:span text:style-name="T1">6 menzioni nel Liber quartus, Dubium primum</text:span></text:p>
            <text:p><text:span text:style-name="T1">4 menzioni nel Liber quartus, Dubium secundum</text:span></text:p>
            <text:p><text:span text:style-name="T1">30 menzioni nel Liber quartus, Dubium tertium</text:span></text:p>
            <text:p><text:span text:style-name="T1">9 menzioni nel Liber quartus, Dubium quartum</text:span></text:p>
            <text:p><text:span text:style-name="T1">21 menzioni nel Liber quartus, Dubium quintum</text:span></text:p>
          </table:table-cell>
          <table:table-cell table:number-columns-repeated="16382"/>
        </table:table-row>
        <table:table-row table:style-name="ro6">
          <table:table-cell table:style-name="ce5" office:value-type="string" calcext:value-type="string">
            <text:p>Come si riflette l'influenza di Platone nelle opere della collezione Pontaniana?</text:p>
          </table:table-cell>
          <table:table-cell office:value-type="string" calcext:value-type="string">
            <text:p><text:span text:style-name="T1">L'influenza di Platone si riflette in diverse opere della collezione Pontaniana:</text:span></text:p>
            <text:p><text:span text:style-name="T1">La collezione include due opere specificamente dedicate ai dialoghi platonici:</text:span></text:p>
            <text:p><text:span text:style-name="T1">"In Platonis Dialogum, qui Phaedo, seu de animorum immortalitate" di Pompeo Garigliano (4C1, seconda parte)</text:span></text:p>
            <text:p><text:span text:style-name="T1">"In Platonis Epinomidem seu philosophum" di Pompeo Garigliano (4C1, terza parte)</text:span></text:p>
            <text:p><text:span text:style-name="T1">Nel "De orbibus libri Quattuor" di Achillini Alessandro (4B3), Platone viene citato diverse volte:</text:span></text:p>
            <text:p><text:span text:style-name="T1">6 menzioni nel Liber secundus, Dubium secundum</text:span></text:p>
            <text:p><text:span text:style-name="T1">3 menzioni nel Liber tertius, Dubium primum</text:span></text:p>
            <text:p><text:span text:style-name="T1">1 menzione nel Liber tertius, Dubium secundum</text:span></text:p>
            <text:p><text:span text:style-name="T1">3 menzioni nel Liber quartus, Dubium terzo Queste citazioni appaiono in contesti di discussioni filosofiche e cosmologiche.</text:span></text:p>
            <text:p><text:span text:style-name="T1">Nell'opera "De vitis philosophorum" di Diogene Laerzio tradotta da Poggio Bracciolini (4B4, seconda parte), Platone è una figura centrale. Il Liber tertius è interamente dedicato a Platone: "Plato aristone patre et matre perictiona" e diverse altre sezioni dell'opera contengono riferimenti a lui.</text:span></text:p>
            <text:p><text:span text:style-name="T1">I temi platonici trattati nella collezione riguardano principalmente:</text:span></text:p>
            <text:p><text:span text:style-name="T1">L'immortalità dell'anima (nel "Phaedo")</text:span></text:p>
            <text:p><text:span text:style-name="T1">La saggezza e la vita filosofica (nel "Epinomis")</text:span></text:p>
            <text:p><text:span text:style-name="T1">Questioni cosmologiche e la natura degli orbi celesti (nelle discussioni di Achillini)</text:span></text:p>
            <text:p><text:span text:style-name="T1">La biografia e il pensiero di Platone (nell'opera di Diogene Laerzio)</text:span></text:p>
          </table:table-cell>
          <table:table-cell table:number-columns-repeated="16382"/>
        </table:table-row>
        <table:table-row table:style-name="ro10">
          <table:table-cell table:style-name="ce5" office:value-type="string" calcext:value-type="string">
            <text:p>Quali marche tipografiche sono presenti negli incunaboli della collezione e cosa rappresentano?</text:p>
          </table:table-cell>
          <table:table-cell office:value-type="string" calcext:value-type="string">
            <text:p><text:span text:style-name="T1">Nella collezione di incunaboli dell'Accademia Pontaniana sono presenti diverse marche tipografiche:</text:span></text:p>
            <text:p><text:span text:style-name="T1">Nell'incunabolo di Caracciolo Roberto (4B1), al verso della carta 64:</text:span></text:p>
            <text:p><text:span text:style-name="T1">Una marca tipografica con croce latina con traversa orizzontale biforcuta e traversa verticale terminante a forma di Y rovesciata su cerchio quadripartito con iniziali T e A sormontate da accento circonflesso, riferibile allo stampatore Thomaso de Alexandria.</text:span></text:p>
            <text:p><text:span text:style-name="T1">Nell'incunabolo di Achillini Alessandro (4B3), sul verso della carta [52]:</text:span></text:p>
            <text:p><text:span text:style-name="T1">Una marca tipografica rappresentante una croce di Lorena su cerchio con triangolo inscritto con iniziale B, riferibile allo stampatore Benedicti Hectoris (Benedetto Faelli) di Bologna.</text:span></text:p>
            <text:p><text:span text:style-name="T1">Nell'incunabolo di Diodoro Siculo tradotto da Poggio Bracciolini (4B4, prima parte), sul recto della carta [2]:</text:span></text:p>
            <text:p><text:span text:style-name="T1">Una marca tipografica raffigurante un doppio cerchio sormontato da una doppia croce con le iniziali Z e T, riferibile a Giovanni da Cerreto detto Tacuino.</text:span></text:p>
            <text:p><text:span text:style-name="T1">Nell'incunabolo di Diogene Laerzio tradotto da Poggio Bracciolini (4B4, seconda parte), sul recto della carta [2]:</text:span></text:p>
            <text:p><text:span text:style-name="T1">Una marca tipografica che rappresenta una fontana che scorre da albero con tre rami; in basso è presente un busto maschile, e in alto le iniziali B e F, riferibili a Benedetto Fontana.</text:span></text:p>
            <text:p><text:span text:style-name="T1">Nell'incunabolo di Palladio Fusco (4C1, prima parte), sul recto della carta 36:</text:span></text:p>
            <text:p><text:span text:style-name="T1">Una marca tipografica con doppio cerchio sormontato da una doppia croce con le iniziali Z e T, identica a quella dell'opera di Diodoro Siculo, confermando lo stesso stampatore Giovanni Tacuino da Tridino.</text:span></text:p>
            <text:p><text:span text:style-name="T1">Queste marche tipografiche rappresentano il "marchio di fabbrica" degli stampatori e servivano a identificare l'origine delle pubblicazioni, come una sorta di garanzia di qualità e autenticità.</text:span></text:p>
          </table:table-cell>
          <table:table-cell table:number-columns-repeated="16382"/>
        </table:table-row>
        <table:table-row table:style-name="ro11">
          <table:table-cell table:style-name="ce5" office:value-type="string" calcext:value-type="string">
            <text:p>Chi è Tommaso di Alessandria e qual è il suo ruolo nelle opere della collezione?</text:p>
          </table:table-cell>
          <table:table-cell office:value-type="string" calcext:value-type="string">
            <text:p><text:span text:style-name="T1">Tommaso di Alessandria (citato anche come "Thomaso de Alexandria") appare nella collezione come lo stampatore veneziano che ha pubblicato l'incunabolo "Sermones Quadragesimales" di Caracciolo Roberto (4B1) nel 1485.</text:span></text:p>
            <text:p><text:span text:style-name="T1">Nei dettagli dell'incunabolo 4B1 si legge: "L'incunabolo Sermones Quadragesimales di CARACCIOLO ROBERTO é stato pubblicato in Venezia ad opera di Thomaso de Alexandria nel 1485."</text:span></text:p>
            <text:p><text:span text:style-name="T1">Inoltre, nella descrizione della marca tipografica presente al verso della carta 64, si menziona: "Croce latina con traversa orizzontale biforcuta e traversa verticale terminante a forma di Y rovesciata su cerchio quadripartito con iniziali T e A sormontate da accento circonflesso." Le iniziali T e A corrispondono presumibilmente a Tommaso de Alexandria.</text:span></text:p>
            <text:p><text:span text:style-name="T1">Nella sezione "NamesLinkedToHistory" dell'incunabolo 4B1, Tommaso di Alessandria viene menzionato esplicitamente come "stampatore veneziano", insieme al re Ferdinando I, dedicatario dell'opera, e Giovanni Mocenigo, Doge della Repubblica di Venezia.</text:span></text:p>
            <text:p><text:span text:style-name="T1">Non ci sono altre informazioni disponibili su Tommaso di Alessandria nel dataset, né appare in altri incunaboli della collezione. Il suo ruolo è quindi unicamente quello di stampatore dell'opera di Caracciolo Roberto.</text:span>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Riassumi i principali temi religiosi trattati nella collezione, citando specifici esempi dai testi</text:p>
          </table:table-cell>
          <table:table-cell office:value-type="string" calcext:value-type="string">
            <text:p><text:span text:style-name="T1">I temi religiosi sono prominenti in diversi incunaboli della collezione Pontaniana, particolarmente in queste opere:</text:span></text:p>
            <text:p><text:span text:style-name="T3">Sermones Quadragesimales</text:span><text:span text:style-name="T1"> di Caracciolo Roberto (4B1): Questa è l'opera con il contenuto religioso più dettagliato nella collezione. Si tratta di una raccolta di sermoni quaresimali che affrontano vari temi teologici:</text:span></text:p>
            <text:p><text:span text:style-name="T1">Penitenza e digiuno: "Cum Ieiunatis nolite fieri sicut hypocrite tristes" (Feria quarta)</text:span></text:p>
            <text:p><text:span text:style-name="T1">Preghiera e guarigione: "Domine puer meus iacét in domo paraliticus" (Feria quinta)</text:span></text:p>
            <text:p><text:span text:style-name="T1">Carità e elemosina: "Cum facis elemosyna nesciat sinistra tua quod faciat destra tua" (Feria sexta)</text:span></text:p>
            <text:p><text:span text:style-name="T1">Tentazione e resistenza al peccato: "Ductus est iesus in desertum a spiritu ut tentaret a diabolo" (Dominica prima)</text:span></text:p>
            <text:p><text:span text:style-name="T1">Il giudizio finale: "Venite benedicti patris mei percipite paratum vobis regnum ab origine mundi" (Feria secunda)</text:span></text:p>
            <text:p><text:span text:style-name="T1">La passione di Cristo: descritta in dettaglio nella "Feria sexta in passione" (cc. 53v-60v)</text:span></text:p>
            <text:p><text:span text:style-name="T1">La resurrezione: "Iesum quem queritis crucifixum surrexit non est hic" (Nel giorno de la pascha)</text:span></text:p>
            <text:p><text:span text:style-name="T3">Historia Ecclesiastica</text:span><text:span text:style-name="T1"> di Eusebio di Cesarea (4C2): Questa è un'importante opera storiografica cristiana che narra la storia della Chiesa dalle origini fino al IV secolo. Include:</text:span></text:p>
            <text:p><text:span text:style-name="T1">La successione apostolica: "Successiones sanctorum apostolorum et tempora qua salvatore nostro usque ad nos decursa sint" (Liber primus)</text:span></text:p>
            <text:p><text:span text:style-name="T1">Le persecuzioni contro i cristiani: "At cum Severus quoque persecutions agitaret ecclesiis preclara a militibus Cristi" (Liber sextus)</text:span></text:p>
            <text:p><text:span text:style-name="T1">La conversione di Costantino e la fine delle persecuzioni: menzionata nel prologo: "Nostri vero duo libelli a temporibus costantini post persecutionem"</text:span></text:p>
            <text:p><text:span text:style-name="T3">Altri temi religiosi nella collezione</text:span><text:span text:style-name="T1">:</text:span></text:p>
            <text:p><text:span text:style-name="T1">Filosofia e teologia: Nell'opera di Achillini Alessandro (4B3) vengono discusse questioni teologico-filosofiche, con citazioni di autorità come Sant'Agostino, San Tommaso e Alberto Magno</text:span></text:p>
            <text:p><text:span text:style-name="T1">L'immortalità dell'anima: Tema centrale nel commento di Pompeo Garigliano al "Phaedo" di Platone (4C1, seconda parte): "In Platonis Phaedonem vel de immortalitate animorum"</text:span></text:p>
            <text:p><text:span text:style-name="T1">I temi religiosi nella collezione riflettono le principali preoccupazioni teologiche del periodo: la vita cristiana virtuosa, il rapporto tra fede e filosofia classica, la storia della Chiesa, e questioni fondamentali come l'immortalità dell'anima e il giudizio finale.</text:span></text:p>
          </table:table-cell>
          <table:table-cell table:number-columns-repeated="16382"/>
        </table:table-row>
        <table:table-row table:style-name="ro13" table:number-rows-repeated="1048561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4:58:39.583285180</meta:creation-date>
    <dc:date>2025-07-24T15:08:23.769548428</dc:date>
    <meta:editing-duration>PT9M44S</meta:editing-duration>
    <meta:editing-cycles>2</meta:editing-cycles>
    <meta:generator>LibreOffice/7.4.7.2$Linux_X86_64 LibreOffice_project/40$Build-2</meta:generator>
    <meta:document-statistic meta:table-count="2" meta:cell-count="57" meta:object-count="0"/>
  </office:meta>
</office:document-meta>
</file>